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45573797122532982" text:style-name="L2">
        <text:list-item>
          <text:p text:style-name="P2"><text:bookmark-start text:name="__RefNumPara__23_1114267526"/>A list item<text:bookmark-end text:name="__RefNumPara__23_1114267526"/></text:p>
        </text:list-item>
        <text:list-item>
          <text:p text:style-name="P2">Another list item</text:p>
        </text:list-item>
      </text:list>
      <text:p text:style-name="Standard">A reference to list item <text:bookmark-ref text:reference-format="number" text:ref-name="__RefNumPara__23_1114267526">1.</text:bookmark-ref>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6-09T16:20:17.89</dc:date>
    <dc:creator>Martin Linnemann</dc:creator>
    <meta:editing-duration>PT14M39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3" meta:word-count="14" meta:character-count="60"/>
  </office:meta>
</office:document-meta>
</file>